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2</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www.apache.org/dist/tomcat/tomcat-5/v5.5.20/bin/apache-tomcat-5.5.20.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2.tar.gz</text:p>
            <text:p text:style-name="P24">zk-bin-std-3.0.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2.tar.gz</text:p>
            <text:p text:style-name="P24">zk-bin-prof-3.0.2.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25">It is also called the professional edition.</text:p>
          </table:table-cell>
        </table:table-row>
        <table:table-row>
          <table:table-cell table:style-name="Table1.A2" office:value-type="string">
            <text:p text:style-name="P24">zk-bin-3.0.2.tar.gz</text:p>
            <text:p text:style-name="P24">zk-bin-3.0.2.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2.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2.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2.zip</text:span> or <text:span text:style-name="T8">zk-bin-3.0.2.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2.zip</text:span> or <text:span text:style-name="T8">zk-bin-3.0.2.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0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4</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5 and <text:a xlink:type="simple" xlink:href="http://www.jfree.org/jcommon">JCommon</text:a> 1.0.9</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0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2.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09T12:38:55</dc:date>
    <dc:language>en-US</dc:language>
    <meta:editing-cycles>1067</meta:editing-cycles>
    <meta:editing-duration>P3DT22H31M39S</meta:editing-duration>
    <meta:user-defined meta:name="Info 1"/>
    <meta:user-defined meta:name="Info 2"/>
    <meta:user-defined meta:name="Info 3"/>
    <meta:user-defined meta:name="Info 4"/>
    <meta:document-statistic meta:table-count="5" meta:image-count="2" meta:object-count="0" meta:page-count="16" meta:paragraph-count="305" meta:word-count="2546" meta:character-count="15986"/>
  </office:meta>
</office:document-meta>
</file>